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solid" svg:stroke-width="0.11cm" svg:stroke-color="#000000" svg:stroke-opacity="100%" draw:stroke-linejoin="round" svg:stroke-linecap="round" draw:fill="none" fo:padding-top="0.18cm" fo:padding-bottom="0.18cm" fo:padding-left="0.305cm" fo:padding-right="0.305cm"/>
    </style:style>
    <style:style style:name="gr2" style:family="graphic" style:parent-style-name="standard">
      <style:graphic-properties loext:decorative="false"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loext:decorative="false"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4" style:family="graphic" style:parent-style-name="standard">
      <style:graphic-properties loext:decorative="false" draw:stroke="none" draw:fill="none" draw:textarea-vertical-align="middle" fo:min-height="5.5cm" fo:min-width="2.54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vertical-align="middle" fo:min-height="0.937cm" fo:min-width="2.54cm" fo:padding-top="0cm" fo:padding-bottom="0cm" fo:padding-left="0cm" fo:padding-right="0cm"/>
    </style:style>
    <style:style style:name="gr6" style:family="graphic" style:parent-style-name="standard">
      <style:graphic-properties loext:decorative="false" draw:stroke="solid" svg:stroke-width="0cm" svg:stroke-color="#000000" svg:stroke-opacity="100%" draw:stroke-linejoin="round" svg:stroke-linecap="round" draw:fill="none"/>
    </style:style>
    <style:style style:name="gr7" style:family="graphic" style:parent-style-name="standard">
      <style:graphic-properties loext:decorative="false" draw:stroke="none" draw:fill="none" draw:textarea-vertical-align="middle" fo:min-height="0.5cm" fo:min-width="2.54cm" fo:padding-top="0cm" fo:padding-bottom="0cm" fo:padding-left="0cm" fo:padding-right="0cm"/>
    </style:style>
    <style:style style:name="gr8" style:family="graphic" style:parent-style-name="standard">
      <style:graphic-properties loext:decorative="false" draw:stroke="none" draw:fill="none" draw:textarea-vertical-align="middle" fo:min-height="1.5cm" fo:min-width="2.54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solid" draw:fill-color="#ffffff" draw:shadow="hidden"/>
    </style:style>
    <style:style style:name="gr10" style:family="graphic" style:parent-style-name="standard">
      <style:graphic-properties loext:decorative="false"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loext:decorative="false" draw:stroke="none" draw:fill="none" draw:textarea-vertical-align="middle" fo:min-height="0.42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loext:decorative="false" draw:stroke="none" draw:fill="none" draw:textarea-vertical-align="middle" fo:min-height="0.503cm" fo:min-width="2.54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vertical-align="middle" fo:min-height="2.2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loext:decorative="false" draw:stroke="solid" svg:stroke-width="0.141cm" svg:stroke-color="#ffffff" svg:stroke-opacity="100%" draw:stroke-linejoin="round" svg:stroke-linecap="round" draw:fill="none" fo:padding-top="0.195cm" fo:padding-bottom="0.195cm" fo:padding-left="0.32cm" fo:padding-right="0.32cm"/>
    </style:style>
    <style:style style:name="gr15" style:family="graphic" style:parent-style-name="standard">
      <style:graphic-properties loext:decorative="false" draw:stroke="none" draw:fill="none" draw:textarea-vertical-align="middle" fo:min-height="3.71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loext:decorative="false" draw:stroke="solid" svg:stroke-width="0.076cm" svg:stroke-color="#000000" svg:stroke-opacity="100%" draw:stroke-linejoin="miter" svg:stroke-linecap="butt" draw:fill="none" fo:padding-top="0.163cm" fo:padding-bottom="0.163cm" fo:padding-left="0.288cm" fo:padding-right="0.288cm"/>
    </style:style>
    <style:style style:name="gr17" style:family="graphic" style:parent-style-name="standard">
      <style:graphic-properties loext:decorative="false" draw:stroke="none" draw:fill="none" draw:textarea-vertical-align="middle" fo:min-height="0.854cm" fo:min-width="2.54cm" fo:padding-top="0.141cm" fo:padding-bottom="0.141cm" fo:padding-left="0.141cm" fo:padding-right="0.141cm"/>
    </style:style>
    <style:style style:name="gr18" style:family="graphic" style:parent-style-name="standard">
      <style:graphic-properties loext:decorative="false" draw:stroke="solid" svg:stroke-width="0.141cm" svg:stroke-color="#000000" svg:stroke-opacity="100%" draw:stroke-linejoin="round" svg:stroke-linecap="round" draw:fill="none" fo:padding-top="0.195cm" fo:padding-bottom="0.195cm" fo:padding-left="0.32cm" fo:padding-right="0.32cm"/>
    </style:style>
    <style:style style:name="gr19" style:family="graphic" style:parent-style-name="standard">
      <style:graphic-properties loext:decorative="false" draw:stroke="none" draw:fill="none" draw:textarea-vertical-align="middle" fo:min-height="3.858cm" fo:min-width="2.54cm" fo:padding-top="0.071cm" fo:padding-bottom="0.071cm" fo:padding-left="0.071cm" fo:padding-right="0.071cm"/>
    </style:style>
    <style:style style:name="gr20" style:family="graphic" style:parent-style-name="standard">
      <style:graphic-properties loext:decorative="false" draw:stroke="none" draw:fill="none" draw:textarea-vertical-align="middle" fo:min-height="3.784cm" fo:min-width="2.54cm" fo:padding-top="0.071cm" fo:padding-bottom="0.071cm" fo:padding-left="0.071cm" fo:padding-right="0.071cm"/>
    </style:style>
    <style:style style:name="gr21" style:family="graphic" style:parent-style-name="standard">
      <style:graphic-properties loext:decorative="false" draw:stroke="none" draw:fill="none" draw:textarea-vertical-align="middle" fo:min-height="1.879cm" fo:min-width="2.54cm" fo:padding-top="0.141cm" fo:padding-bottom="0.141cm" fo:padding-left="0.141cm" fo:padding-right="0.141cm"/>
    </style:style>
    <style:style style:name="gr22" style:family="graphic" style:parent-style-name="standard">
      <style:graphic-properties loext:decorative="false" draw:stroke="solid" svg:stroke-width="0.141cm" svg:stroke-color="#000000" draw:marker-start="Marker_5f_0" draw:marker-start-width="0.612cm" svg:stroke-opacity="100%" draw:stroke-linejoin="round" svg:stroke-linecap="round" draw:fill="none" fo:padding-top="0.195cm" fo:padding-bottom="0.195cm" fo:padding-left="0.32cm" fo:padding-right="0.32cm"/>
    </style:style>
    <style:style style:name="gr23" style:family="graphic" style:parent-style-name="standard">
      <style:graphic-properties loext:decorative="false" draw:stroke="none" draw:fill="none" draw:textarea-vertical-align="middle" fo:min-height="0.94cm" fo:min-width="2.54cm" fo:padding-top="0.141cm" fo:padding-bottom="0.141cm" fo:padding-left="0.141cm" fo:padding-right="0.141cm"/>
    </style:style>
    <style:style style:name="gr24" style:family="graphic" style:parent-style-name="standard">
      <style:graphic-properties loext:decorative="false" draw:stroke="none" draw:fill="none" draw:textarea-vertical-align="middle" fo:min-height="2.172cm" fo:min-width="2.54cm" fo:padding-top="0.141cm" fo:padding-bottom="0.141cm" fo:padding-left="0.141cm" fo:padding-right="0.141cm"/>
    </style:style>
    <style:style style:name="gr25" style:family="graphic" style:parent-style-name="standard">
      <style:graphic-properties loext:decorative="false" draw:stroke="none" draw:fill="none" draw:textarea-vertical-align="middle" fo:min-height="4.696cm" fo:min-width="2.54cm" fo:padding-top="0.141cm" fo:padding-bottom="0.141cm" fo:padding-left="0.141cm" fo:padding-right="0.141cm"/>
    </style:style>
    <style:style style:name="gr26" style:family="graphic" style:parent-style-name="standard">
      <style:graphic-properties loext:decorative="false" draw:stroke="solid" svg:stroke-width="0.159cm" svg:stroke-color="#000000" draw:marker-end="Marker_5f_0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loext:decorative="false" draw:stroke="solid" svg:stroke-width="0.141cm" svg:stroke-color="#000000" draw:marker-end="Marker_5f_0" draw:marker-end-width="0.612cm" svg:stroke-opacity="100%" draw:stroke-linejoin="round" svg:stroke-linecap="round" draw:fill="none" fo:padding-top="0.195cm" fo:padding-bottom="0.195cm" fo:padding-left="0.32cm" fo:padding-right="0.32cm"/>
    </style:style>
    <style:style style:name="gr28" style:family="graphic" style:parent-style-name="standard">
      <style:graphic-properties loext:decorative="false" draw:stroke="none" draw:fill="none" draw:textarea-vertical-align="middle" fo:min-height="2.8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loext:decorative="false" draw:stroke="none" draw:fill="none" draw:textarea-vertical-align="middle" fo:min-height="2.718cm" fo:min-width="2.54cm" fo:padding-top="0.141cm" fo:padding-bottom="0.141cm" fo:padding-left="0.141cm" fo:padding-right="0.141cm"/>
    </style:style>
    <style:style style:name="gr30" style:family="graphic" style:parent-style-name="standard">
      <style:graphic-properties loext:decorative="false" draw:stroke="none" draw:fill="none" draw:textarea-vertical-align="middle" fo:min-height="3.662cm" fo:min-width="2.54cm" fo:padding-top="0.141cm" fo:padding-bottom="0.141cm" fo:padding-left="0.141cm" fo:padding-right="0.141cm"/>
    </style:style>
    <style:style style:name="gr31" style:family="graphic" style:parent-style-name="standard">
      <style:graphic-properties loext:decorative="false" draw:stroke="solid" svg:stroke-width="0.159cm" svg:stroke-color="#000000" draw:marker-start="Marker_5f_0" draw:marker-start-width="0.656cm" svg:stroke-opacity="100%" draw:stroke-linejoin="round" svg:stroke-linecap="round" draw:fill="none" fo:padding-top="0.204cm" fo:padding-bottom="0.204cm" fo:padding-left="0.329cm" fo:padding-right="0.329cm"/>
    </style:style>
    <style:style style:name="gr32" style:family="graphic" style:parent-style-name="standard">
      <style:graphic-properties loext:decorative="false" draw:stroke="solid" svg:stroke-width="0.159cm" svg:stroke-color="#000000" svg:stroke-opacity="100%" draw:stroke-linejoin="round" svg:stroke-linecap="round" draw:fill="none" fo:padding-top="0.204cm" fo:padding-bottom="0.204cm" fo:padding-left="0.329cm" fo:padding-right="0.329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.25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T1" style:family="text">
      <style:text-properties fo:color="#000000" fo:font-family="Arial" fo:font-size="9pt" fo:font-style="italic" style:font-family-asian="Arial" style:font-size-asian="9pt" style:font-style-asian="italic" style:font-family-complex="Arial" style:font-size-complex="9pt" style:font-style-complex="italic" loext:opacity="100%"/>
    </style:style>
    <style:style style:name="T2" style:family="text">
      <style:text-properties fo:color="#000000" fo:font-family="'Times New Roman'" fo:font-size="18pt" fo:font-style="italic" style:font-family-asian="'Times New Roman'" style:font-size-asian="18pt" style:font-style-asian="italic" style:font-family-complex="'Times New Roman'" style:font-size-complex="18pt" style:font-style-complex="italic" loext:opacity="100%"/>
    </style:style>
    <style:style style:name="T3" style:family="text">
      <style:text-properties fo:color="#000000" fo:font-family="Arial" fo:font-size="12pt" fo:font-style="italic" style:font-family-asian="Arial" style:font-size-asian="12pt" style:font-style-asian="italic" style:font-family-complex="Arial" style:font-size-complex="12pt" style:font-style-complex="italic" loext:opacity="100%"/>
    </style:style>
    <style:style style:name="T4" style:family="text">
      <style:text-properties fo:color="#000000" fo:font-family="Arial" fo:font-size="18pt" style:font-family-asian="Arial" style:font-size-asian="18pt" style:font-family-complex="Arial" style:font-size-complex="18pt" loext:opacity="100%"/>
    </style:style>
    <style:style style:name="T5" style:family="text">
      <style:text-properties fo:color="#000000" fo:font-family="'Times New Roman'" fo:font-size="18pt" style:font-family-asian="'Times New Roman'" style:font-size-asian="18pt" style:font-family-complex="'Times New Roman'" style:font-size-complex="18pt" loext:opacity="100%"/>
    </style:style>
    <style:style style:name="T6" style:family="text">
      <style:text-properties fo:color="#000000" fo:font-family="'Times New Roman'" fo:font-size="20pt" style:font-family-asian="'Times New Roman'" style:font-size-asian="20pt" style:font-family-complex="'Times New Roman'" style:font-size-complex="20pt" loext:opacity="100%"/>
    </style:style>
    <style:style style:name="T7" style:family="text">
      <style:text-properties fo:color="#000000" fo:font-family="'Times New Roman'" fo:font-size="16pt" style:font-family-asian="'Times New Roman'" style:font-size-asian="16pt" style:font-family-complex="'Times New Roman'" style:font-size-complex="16pt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>
          <draw:polygon draw:style-name="gr1" draw:layer="layout" svg:width="81.6cm" svg:height="58.4cm" svg:x="2cm" svg:y="0.5cm" svg:viewBox="0 0 81601 58401" draw:points="0,58401 81601,58401 81601,0 0,0">
            <text:p/>
          </draw:polygon>
          <draw:frame draw:style-name="gr2" draw:layer="layout" svg:width="81.6cm" svg:height="58.4cm" svg:x="2cm" svg:y="0.5cm">
            <draw:text-box>
              <text:p/>
            </draw:text-box>
          </draw:frame>
        </draw:g>
        <draw:g>
          <draw:polygon draw:style-name="gr3" draw:layer="layout" svg:width="18.5cm" svg:height="5.5cm" svg:x="65.094cm" svg:y="53.4cm" svg:viewBox="0 0 18501 5501" draw:points="0,5501 18501,5501 18501,0 0,0">
            <text:p/>
          </draw:polygon>
          <draw:frame draw:style-name="gr4" draw:layer="layout" svg:width="18.5cm" svg:height="5.5cm" svg:x="65.094cm" svg:y="53.4cm">
            <draw:text-box>
              <text:p/>
            </draw:text-box>
          </draw:frame>
        </draw:g>
        <draw:g>
          <draw:line draw:style-name="gr3" draw:layer="layout" svg:x1="65.794cm" svg:y1="53.4cm" svg:x2="65.794cm" svg:y2="55.9cm">
            <text:p/>
          </draw:line>
          <draw:frame draw:style-name="gr5" draw:layer="layout" svg:width="2.5cm" svg:height="0.954cm" draw:transform="rotate (-1.57079632679579) translate (66.27cm 53.4cm)">
            <draw:text-box>
              <text:p/>
            </draw:text-box>
          </draw:frame>
        </draw:g>
        <draw:g>
          <draw:line draw:style-name="gr3" draw:layer="layout" svg:x1="66.794cm" svg:y1="53.4cm" svg:x2="66.794cm" svg:y2="58.9cm">
            <text:p/>
          </draw:line>
          <draw:frame draw:style-name="gr5" draw:layer="layout" svg:width="5.5cm" svg:height="0.954cm" draw:transform="rotate (-1.57079632679579) translate (67.27cm 53.4cm)">
            <draw:text-box>
              <text:p/>
            </draw:text-box>
          </draw:frame>
        </draw:g>
        <draw:g>
          <draw:line draw:style-name="gr3" draw:layer="layout" svg:x1="69.094cm" svg:y1="53.4cm" svg:x2="69.094cm" svg:y2="58.9cm">
            <text:p/>
          </draw:line>
          <draw:frame draw:style-name="gr5" draw:layer="layout" svg:width="5.5cm" svg:height="0.954cm" draw:transform="rotate (-1.57079632679579) translate (69.57cm 53.4cm)">
            <draw:text-box>
              <text:p/>
            </draw:text-box>
          </draw:frame>
        </draw:g>
        <draw:g>
          <draw:line draw:style-name="gr3" draw:layer="layout" svg:x1="70.594cm" svg:y1="53.4cm" svg:x2="70.594cm" svg:y2="58.9cm">
            <text:p/>
          </draw:line>
          <draw:frame draw:style-name="gr5" draw:layer="layout" svg:width="5.5cm" svg:height="0.954cm" draw:transform="rotate (-1.57079632679579) translate (71.07cm 53.4cm)">
            <draw:text-box>
              <text:p/>
            </draw:text-box>
          </draw:frame>
        </draw:g>
        <draw:g>
          <draw:line draw:style-name="gr3" draw:layer="layout" svg:x1="71.594cm" svg:y1="53.4cm" svg:x2="71.594cm" svg:y2="58.9cm">
            <text:p/>
          </draw:line>
          <draw:frame draw:style-name="gr5" draw:layer="layout" svg:width="5.5cm" svg:height="0.954cm" draw:transform="rotate (-1.57079632679579) translate (72.07cm 53.4cm)">
            <draw:text-box>
              <text:p/>
            </draw:text-box>
          </draw:frame>
        </draw:g>
        <draw:g>
          <draw:line draw:style-name="gr3" draw:layer="layout" svg:x1="71.594cm" svg:y1="54.9cm" svg:x2="83.593cm" svg:y2="54.9cm">
            <text:p/>
          </draw:line>
          <draw:frame draw:style-name="gr5" draw:layer="layout" svg:width="12cm" svg:height="0.954cm" svg:x="71.594cm" svg:y="54.424cm">
            <draw:text-box>
              <text:p/>
            </draw:text-box>
          </draw:frame>
        </draw:g>
        <draw:g>
          <draw:line draw:style-name="gr3" draw:layer="layout" svg:x1="65.094cm" svg:y1="55.9cm" svg:x2="71.594cm" svg:y2="55.9cm">
            <text:p/>
          </draw:line>
          <draw:frame draw:style-name="gr5" draw:layer="layout" svg:width="6.5cm" svg:height="0.954cm" svg:x="65.094cm" svg:y="55.424cm">
            <draw:text-box>
              <text:p/>
            </draw:text-box>
          </draw:frame>
        </draw:g>
        <draw:g>
          <draw:line draw:style-name="gr3" draw:layer="layout" svg:x1="65.094cm" svg:y1="55.4cm" svg:x2="71.594cm" svg:y2="55.4cm">
            <text:p/>
          </draw:line>
          <draw:frame draw:style-name="gr5" draw:layer="layout" svg:width="6.5cm" svg:height="0.954cm" svg:x="65.094cm" svg:y="54.924cm">
            <draw:text-box>
              <text:p/>
            </draw:text-box>
          </draw:frame>
        </draw:g>
        <draw:g>
          <draw:line draw:style-name="gr6" draw:layer="layout" svg:x1="65.094cm" svg:y1="54.9cm" svg:x2="71.594cm" svg:y2="54.9cm">
            <text:p/>
          </draw:line>
          <draw:frame draw:style-name="gr5" draw:layer="layout" svg:width="6.5cm" svg:height="0.954cm" svg:x="65.094cm" svg:y="54.424cm">
            <draw:text-box>
              <text:p/>
            </draw:text-box>
          </draw:frame>
        </draw:g>
        <draw:g>
          <draw:line draw:style-name="gr6" draw:layer="layout" svg:x1="65.094cm" svg:y1="54.4cm" svg:x2="71.594cm" svg:y2="54.4cm">
            <text:p/>
          </draw:line>
          <draw:frame draw:style-name="gr5" draw:layer="layout" svg:width="6.5cm" svg:height="0.954cm" svg:x="65.094cm" svg:y="53.924cm">
            <draw:text-box>
              <text:p/>
            </draw:text-box>
          </draw:frame>
        </draw:g>
        <draw:g>
          <draw:line draw:style-name="gr6" draw:layer="layout" svg:x1="65.094cm" svg:y1="53.9cm" svg:x2="71.594cm" svg:y2="53.9cm">
            <text:p/>
          </draw:line>
          <draw:frame draw:style-name="gr5" draw:layer="layout" svg:width="6.5cm" svg:height="0.954cm" svg:x="65.094cm" svg:y="53.424cm">
            <draw:text-box>
              <text:p/>
            </draw:text-box>
          </draw:frame>
        </draw:g>
        <draw:g>
          <draw:line draw:style-name="gr6" draw:layer="layout" svg:x1="65.094cm" svg:y1="56.4cm" svg:x2="71.594cm" svg:y2="56.4cm">
            <text:p/>
          </draw:line>
          <draw:frame draw:style-name="gr5" draw:layer="layout" svg:width="6.5cm" svg:height="0.954cm" svg:x="65.094cm" svg:y="55.924cm">
            <draw:text-box>
              <text:p/>
            </draw:text-box>
          </draw:frame>
        </draw:g>
        <draw:g>
          <draw:line draw:style-name="gr6" draw:layer="layout" svg:x1="65.094cm" svg:y1="56.9cm" svg:x2="71.594cm" svg:y2="56.9cm">
            <text:p/>
          </draw:line>
          <draw:frame draw:style-name="gr5" draw:layer="layout" svg:width="6.5cm" svg:height="0.954cm" svg:x="65.094cm" svg:y="56.424cm">
            <draw:text-box>
              <text:p/>
            </draw:text-box>
          </draw:frame>
        </draw:g>
        <draw:g>
          <draw:line draw:style-name="gr6" draw:layer="layout" svg:x1="65.094cm" svg:y1="57.4cm" svg:x2="71.594cm" svg:y2="57.4cm">
            <text:p/>
          </draw:line>
          <draw:frame draw:style-name="gr5" draw:layer="layout" svg:width="6.5cm" svg:height="0.954cm" svg:x="65.094cm" svg:y="56.924cm">
            <draw:text-box>
              <text:p/>
            </draw:text-box>
          </draw:frame>
        </draw:g>
        <draw:g>
          <draw:line draw:style-name="gr6" draw:layer="layout" svg:x1="65.094cm" svg:y1="57.9cm" svg:x2="71.594cm" svg:y2="57.9cm">
            <text:p/>
          </draw:line>
          <draw:frame draw:style-name="gr5" draw:layer="layout" svg:width="6.5cm" svg:height="0.954cm" svg:x="65.094cm" svg:y="57.424cm">
            <draw:text-box>
              <text:p/>
            </draw:text-box>
          </draw:frame>
        </draw:g>
        <draw:g>
          <draw:line draw:style-name="gr6" draw:layer="layout" svg:x1="65.094cm" svg:y1="58.4cm" svg:x2="71.594cm" svg:y2="58.4cm">
            <text:p/>
          </draw:line>
          <draw:frame draw:style-name="gr5" draw:layer="layout" svg:width="6.5cm" svg:height="0.954cm" svg:x="65.094cm" svg:y="57.924cm">
            <draw:text-box>
              <text:p/>
            </draw:text-box>
          </draw:frame>
        </draw:g>
        <draw:g>
          <draw:line draw:style-name="gr3" draw:layer="layout" svg:x1="71.594cm" svg:y1="57.4cm" svg:x2="83.593cm" svg:y2="57.4cm">
            <text:p/>
          </draw:line>
          <draw:frame draw:style-name="gr5" draw:layer="layout" svg:width="12cm" svg:height="0.954cm" svg:x="71.594cm" svg:y="56.924cm">
            <draw:text-box>
              <text:p/>
            </draw:text-box>
          </draw:frame>
        </draw:g>
        <draw:g>
          <draw:line draw:style-name="gr3" draw:layer="layout" svg:x1="78.594cm" svg:y1="54.9cm" svg:x2="78.594cm" svg:y2="57.4cm">
            <text:p/>
          </draw:line>
          <draw:frame draw:style-name="gr5" draw:layer="layout" svg:width="2.5cm" svg:height="0.954cm" draw:transform="rotate (-1.57079632679579) translate (79.07cm 54.9cm)">
            <draw:text-box>
              <text:p/>
            </draw:text-box>
          </draw:frame>
        </draw:g>
        <draw:g>
          <draw:line draw:style-name="gr3" draw:layer="layout" svg:x1="78.594cm" svg:y1="55.4cm" svg:x2="83.593cm" svg:y2="55.4cm">
            <text:p/>
          </draw:line>
          <draw:frame draw:style-name="gr5" draw:layer="layout" svg:width="5cm" svg:height="0.954cm" svg:x="78.594cm" svg:y="54.924cm">
            <draw:text-box>
              <text:p/>
            </draw:text-box>
          </draw:frame>
        </draw:g>
        <draw:g>
          <draw:line draw:style-name="gr3" draw:layer="layout" svg:x1="78.594cm" svg:y1="56.9cm" svg:x2="83.593cm" svg:y2="56.9cm">
            <text:p/>
          </draw:line>
          <draw:frame draw:style-name="gr5" draw:layer="layout" svg:width="5cm" svg:height="0.954cm" svg:x="78.594cm" svg:y="56.424cm">
            <draw:text-box>
              <text:p/>
            </draw:text-box>
          </draw:frame>
        </draw:g>
        <draw:g>
          <draw:line draw:style-name="gr3" draw:layer="layout" svg:x1="80.094cm" svg:y1="54.9cm" svg:x2="80.094cm" svg:y2="56.899cm">
            <text:p/>
          </draw:line>
          <draw:frame draw:style-name="gr5" draw:layer="layout" svg:width="2cm" svg:height="0.954cm" draw:transform="rotate (-1.57079632679579) translate (80.57cm 54.9cm)">
            <draw:text-box>
              <text:p/>
            </draw:text-box>
          </draw:frame>
        </draw:g>
        <draw:g>
          <draw:line draw:style-name="gr6" draw:layer="layout" svg:x1="79.094cm" svg:y1="55.4cm" svg:x2="79.094cm" svg:y2="56.899cm">
            <text:p/>
          </draw:line>
          <draw:frame draw:style-name="gr5" draw:layer="layout" svg:width="1.5cm" svg:height="0.954cm" draw:transform="rotate (-1.57079632679579) translate (79.57cm 55.4cm)">
            <draw:text-box>
              <text:p/>
            </draw:text-box>
          </draw:frame>
        </draw:g>
        <draw:g>
          <draw:line draw:style-name="gr6" draw:layer="layout" svg:x1="79.594cm" svg:y1="55.4cm" svg:x2="79.594cm" svg:y2="56.899cm">
            <text:p/>
          </draw:line>
          <draw:frame draw:style-name="gr5" draw:layer="layout" svg:width="1.5cm" svg:height="0.954cm" draw:transform="rotate (-1.57079632679579) translate (80.07cm 55.4cm)">
            <draw:text-box>
              <text:p/>
            </draw:text-box>
          </draw:frame>
        </draw:g>
        <draw:g>
          <draw:line draw:style-name="gr3" draw:layer="layout" svg:x1="81.794cm" svg:y1="54.9cm" svg:x2="81.794cm" svg:y2="56.899cm">
            <text:p/>
          </draw:line>
          <draw:frame draw:style-name="gr5" draw:layer="layout" svg:width="2cm" svg:height="0.954cm" draw:transform="rotate (-1.57079632679579) translate (82.27cm 54.9cm)">
            <draw:text-box>
              <text:p/>
            </draw:text-box>
          </draw:frame>
        </draw:g>
        <draw:g>
          <draw:line draw:style-name="gr3" draw:layer="layout" svg:x1="80.594cm" svg:y1="56.9cm" svg:x2="80.594cm" svg:y2="57.4cm">
            <text:p/>
          </draw:line>
          <draw:frame draw:style-name="gr5" draw:layer="layout" svg:width="0.5cm" svg:height="0.954cm" draw:transform="rotate (-1.57079632679579) translate (81.07cm 56.9cm)">
            <draw:text-box>
              <text:p/>
            </draw:text-box>
          </draw:frame>
        </draw:g>
        <draw:g>
          <draw:line draw:style-name="gr3" draw:layer="layout" svg:x1="78.594cm" svg:y1="57.4cm" svg:x2="78.594cm" svg:y2="58.9cm">
            <text:p/>
          </draw:line>
          <draw:frame draw:style-name="gr5" draw:layer="layout" svg:width="1.5cm" svg:height="0.954cm" draw:transform="rotate (-1.57079632679579) translate (79.07cm 57.4cm)">
            <draw:text-box>
              <text:p/>
            </draw:text-box>
          </draw:frame>
        </draw:g>
        <draw:frame draw:style-name="gr7" draw:text-style-name="P2" draw:layer="layout" svg:width="0.8cm" svg:height="0.5cm" svg:x="65.094cm" svg:y="55.4cm">
          <draw:text-box>
            <text:p text:style-name="P1"><text:span text:style-name="T1">Изм.</text:span></text:p>
          </draw:text-box>
        </draw:frame>
        <draw:frame draw:style-name="gr7" draw:text-style-name="P2" draw:layer="layout" svg:width="1cm" svg:height="0.5cm" svg:x="65.794cm" svg:y="55.4cm">
          <draw:text-box>
            <text:p text:style-name="P1"><text:span text:style-name="T1">Лист</text:span></text:p>
          </draw:text-box>
        </draw:frame>
        <draw:frame draw:style-name="gr7" draw:text-style-name="P2" draw:layer="layout" svg:width="1.615cm" svg:height="0.5cm" svg:x="65.189cm" svg:y="55.9cm">
          <draw:text-box>
            <text:p text:style-name="P3"><text:span text:style-name="T1">Разраб.</text:span></text:p>
          </draw:text-box>
        </draw:frame>
        <draw:frame draw:style-name="gr7" draw:text-style-name="P2" draw:layer="layout" svg:width="1.615cm" svg:height="0.5cm" svg:x="65.189cm" svg:y="56.4cm">
          <draw:text-box>
            <text:p text:style-name="P3"><text:span text:style-name="T1">Пров.</text:span></text:p>
          </draw:text-box>
        </draw:frame>
        <draw:frame draw:style-name="gr7" draw:text-style-name="P2" draw:layer="layout" svg:width="1.615cm" svg:height="0.5cm" svg:x="65.189cm" svg:y="56.9cm">
          <draw:text-box>
            <text:p text:style-name="P3"><text:span text:style-name="T1">Т.контр.</text:span></text:p>
          </draw:text-box>
        </draw:frame>
        <draw:frame draw:style-name="gr7" draw:text-style-name="P2" draw:layer="layout" svg:width="1.615cm" svg:height="0.5cm" svg:x="65.189cm" svg:y="57.9cm">
          <draw:text-box>
            <text:p text:style-name="P3"><text:span text:style-name="T1">Н.контр.</text:span></text:p>
          </draw:text-box>
        </draw:frame>
        <draw:frame draw:style-name="gr7" draw:text-style-name="P2" draw:layer="layout" svg:width="2.3cm" svg:height="0.5cm" svg:x="66.794cm" svg:y="55.4cm">
          <draw:text-box>
            <text:p text:style-name="P1"><text:span text:style-name="T1">№ </text:span><text:span text:style-name="T1">докум.</text:span></text:p>
          </draw:text-box>
        </draw:frame>
        <draw:frame draw:style-name="gr7" draw:text-style-name="P2" draw:layer="layout" svg:width="1.5cm" svg:height="0.5cm" svg:x="69.094cm" svg:y="55.4cm">
          <draw:text-box>
            <text:p text:style-name="P1"><text:span text:style-name="T1">Подп.</text:span></text:p>
          </draw:text-box>
        </draw:frame>
        <draw:frame draw:style-name="gr7" draw:text-style-name="P2" draw:layer="layout" svg:width="1.1cm" svg:height="0.5cm" svg:x="70.554cm" svg:y="55.4cm">
          <draw:text-box>
            <text:p text:style-name="P1"><text:span text:style-name="T1">Дата</text:span></text:p>
          </draw:text-box>
        </draw:frame>
        <draw:frame draw:style-name="gr7" draw:text-style-name="P2" draw:layer="layout" svg:width="1.5cm" svg:height="0.5cm" svg:x="78.594cm" svg:y="54.9cm">
          <draw:text-box>
            <text:p text:style-name="P1"><text:span text:style-name="T1">Лит.</text:span></text:p>
          </draw:text-box>
        </draw:frame>
        <draw:frame draw:style-name="gr7" draw:text-style-name="P2" draw:layer="layout" svg:width="1.7cm" svg:height="0.5cm" svg:x="80.094cm" svg:y="54.9cm">
          <draw:text-box>
            <text:p text:style-name="P1"><text:span text:style-name="T1">Масса</text:span></text:p>
          </draw:text-box>
        </draw:frame>
        <draw:frame draw:style-name="gr7" draw:text-style-name="P2" draw:layer="layout" svg:width="1.8cm" svg:height="0.5cm" svg:x="81.794cm" svg:y="54.9cm">
          <draw:text-box>
            <text:p text:style-name="P1"><text:span text:style-name="T1">Масштаб</text:span></text:p>
          </draw:text-box>
        </draw:frame>
        <draw:frame draw:style-name="gr7" draw:text-style-name="P2" draw:layer="layout" svg:width="2cm" svg:height="0.5cm" svg:x="78.594cm" svg:y="56.9cm">
          <draw:text-box>
            <text:p text:style-name="P1"><text:span text:style-name="T1">Лист 1</text:span></text:p>
          </draw:text-box>
        </draw:frame>
        <draw:frame draw:style-name="gr7" draw:text-style-name="P2" draw:layer="layout" svg:width="3cm" svg:height="0.5cm" svg:x="80.594cm" svg:y="56.9cm">
          <draw:text-box>
            <text:p text:style-name="P1"><text:span text:style-name="T1">Листов 1</text:span></text:p>
          </draw:text-box>
        </draw:frame>
        <draw:frame draw:style-name="gr8" draw:text-style-name="P2" draw:layer="layout" svg:width="0.5cm" svg:height="1.5cm" svg:x="79.094cm" svg:y="55.4cm">
          <draw:text-box>
            <text:p text:style-name="P1"><text:span text:style-name="T1">У</text:span></text:p>
          </draw:text-box>
        </draw:frame>
        <draw:frame draw:style-name="gr7" draw:text-style-name="P2" draw:layer="layout" svg:width="1.615cm" svg:height="0.5cm" svg:x="65.189cm" svg:y="58.4cm">
          <draw:text-box>
            <text:p text:style-name="P3"><text:span text:style-name="T1">Утв.</text:span></text:p>
          </draw:text-box>
        </draw:frame>
        <draw:g>
          <draw:g>
            <draw:polygon draw:style-name="gr9" draw:layer="layout" svg:width="7cm" svg:height="1.5cm" svg:x="2cm" svg:y="0.5cm" svg:viewBox="0 0 7001 1501" draw:points="7001,0 0,0 0,1501 7001,1501">
              <text:p/>
            </draw:polygon>
            <draw:polygon draw:style-name="gr1" draw:layer="layout" svg:width="7cm" svg:height="1.5cm" svg:x="2cm" svg:y="0.5cm" svg:viewBox="0 0 7001 1501" draw:points="7001,0 0,0 0,1501 7001,1501">
              <text:p/>
            </draw:polygon>
          </draw:g>
          <draw:frame draw:style-name="gr10" draw:text-style-name="P2" draw:layer="layout" svg:width="7cm" svg:height="1.5cm" draw:transform="rotate (3.1415926535892) translate (9cm 2cm)">
            <draw:text-box>
              <text:p text:style-name="P1"><text:span text:style-name="T2">ГУИР.506412.001 ПД</text:span></text:p>
            </draw:text-box>
          </draw:frame>
        </draw:g>
        <draw:frame draw:style-name="gr11" draw:text-style-name="P2" draw:layer="layout" svg:width="1.9cm" svg:height="0.71cm" svg:x="65.094cm" svg:y="57.32cm">
          <draw:text-box>
            <text:p text:style-name="P3"><text:span text:style-name="T1">Рец.</text:span></text:p>
          </draw:text-box>
        </draw:frame>
        <draw:frame draw:style-name="gr12" draw:text-style-name="P2" draw:layer="layout" svg:width="2.217cm" svg:height="0.503cm" svg:x="66.852cm" svg:y="55.925cm">
          <draw:text-box>
            <text:p text:style-name="P3"><text:span text:style-name="T1">Еднач</text:span></text:p>
          </draw:text-box>
        </draw:frame>
        <draw:frame draw:style-name="gr7" draw:text-style-name="P2" draw:layer="layout" svg:width="2.142cm" svg:height="0.5cm" svg:x="66.852cm" svg:y="56.425cm">
          <draw:text-box>
            <text:p text:style-name="P3"><text:span text:style-name="T1">Кабак</text:span></text:p>
          </draw:text-box>
        </draw:frame>
        <draw:frame draw:style-name="gr10" draw:text-style-name="P2" draw:layer="layout" svg:width="11.8cm" svg:height="1.5cm" svg:x="71.694cm" svg:y="53.425cm">
          <draw:text-box>
            <text:p text:style-name="P1"><text:span text:style-name="T2">ГУИР.505403.001 ПД</text:span></text:p>
          </draw:text-box>
        </draw:frame>
        <draw:frame draw:style-name="gr13" draw:text-style-name="P2" draw:layer="layout" svg:width="6.8cm" svg:height="2.5cm" svg:x="71.694cm" svg:y="54.924cm">
          <draw:text-box>
            <text:p text:style-name="P4"><text:span text:style-name="T3">Описание выбора лечения растения</text:span></text:p>
          </draw:text-box>
        </draw:frame>
        <draw:frame draw:style-name="gr10" draw:text-style-name="P2" draw:layer="layout" svg:width="4.85cm" svg:height="1.5cm" svg:x="78.644cm" svg:y="57.425cm">
          <draw:text-box>
            <text:p text:style-name="P5"><text:span text:style-name="T3">Кафедра ЭИ,</text:span></text:p>
            <text:p text:style-name="P5"><text:span text:style-name="T3">гр. 324402</text:span></text:p>
          </draw:text-box>
        </draw:frame>
        <draw:g>
          <draw:polygon draw:style-name="gr9" draw:layer="layout" svg:width="2.8cm" svg:height="0.5cm" svg:x="19.196cm" svg:y="48.478cm" svg:viewBox="0 0 2801 501" draw:points="199,501 2801,501 2801,0 0,0">
            <text:p/>
          </draw:polygon>
          <draw:polygon draw:style-name="gr14" draw:layer="layout" svg:width="2.8cm" svg:height="0.5cm" svg:x="19.196cm" svg:y="48.478cm" svg:viewBox="0 0 2801 501" draw:points="199,501 2801,501 2801,0 0,0">
            <text:p/>
          </draw:polygon>
        </draw:g>
        <draw:line draw:style-name="gr1" draw:layer="layout" svg:x1="6.642cm" svg:y1="5.4cm" svg:x2="6.642cm" svg:y2="57.399cm">
          <text:p/>
        </draw:line>
        <draw:line draw:style-name="gr1" draw:layer="layout" svg:x1="6.642cm" svg:y1="5.4cm" svg:x2="7.132cm" svg:y2="5.4cm">
          <text:p/>
        </draw:line>
        <draw:line draw:style-name="gr1" draw:layer="layout" svg:x1="6.642cm" svg:y1="9.4cm" svg:x2="7.132cm" svg:y2="9.4cm">
          <text:p/>
        </draw:line>
        <draw:line draw:style-name="gr1" draw:layer="layout" svg:x1="6.642cm" svg:y1="13.4cm" svg:x2="7.132cm" svg:y2="13.4cm">
          <text:p/>
        </draw:line>
        <draw:line draw:style-name="gr1" draw:layer="layout" svg:x1="6.642cm" svg:y1="17.4cm" svg:x2="7.132cm" svg:y2="17.4cm">
          <text:p/>
        </draw:line>
        <draw:line draw:style-name="gr1" draw:layer="layout" svg:x1="6.642cm" svg:y1="21.4cm" svg:x2="7.132cm" svg:y2="21.4cm">
          <text:p/>
        </draw:line>
        <draw:line draw:style-name="gr1" draw:layer="layout" svg:x1="6.642cm" svg:y1="25.4cm" svg:x2="7.132cm" svg:y2="25.4cm">
          <text:p/>
        </draw:line>
        <draw:line draw:style-name="gr1" draw:layer="layout" svg:x1="6.642cm" svg:y1="29.4cm" svg:x2="7.132cm" svg:y2="29.4cm">
          <text:p/>
        </draw:line>
        <draw:line draw:style-name="gr1" draw:layer="layout" svg:x1="6.642cm" svg:y1="33.4cm" svg:x2="7.132cm" svg:y2="33.4cm">
          <text:p/>
        </draw:line>
        <draw:line draw:style-name="gr1" draw:layer="layout" svg:x1="6.642cm" svg:y1="37.4cm" svg:x2="7.132cm" svg:y2="37.4cm">
          <text:p/>
        </draw:line>
        <draw:line draw:style-name="gr1" draw:layer="layout" svg:x1="6.642cm" svg:y1="41.4cm" svg:x2="7.132cm" svg:y2="41.4cm">
          <text:p/>
        </draw:line>
        <draw:line draw:style-name="gr1" draw:layer="layout" svg:x1="6.642cm" svg:y1="45.4cm" svg:x2="7.132cm" svg:y2="45.4cm">
          <text:p/>
        </draw:line>
        <draw:line draw:style-name="gr1" draw:layer="layout" svg:x1="6.642cm" svg:y1="49.4cm" svg:x2="7.132cm" svg:y2="49.4cm">
          <text:p/>
        </draw:line>
        <draw:line draw:style-name="gr1" draw:layer="layout" svg:x1="6.642cm" svg:y1="53.4cm" svg:x2="7.132cm" svg:y2="53.4cm">
          <text:p/>
        </draw:line>
        <draw:frame draw:style-name="gr15" draw:text-style-name="P2" draw:layer="layout" svg:width="0.982cm" svg:height="4cm" svg:x="6.896cm" svg:y="5.394cm">
          <draw:text-box>
            <text:p text:style-name="P1"><text:span text:style-name="T4">A</text:span></text:p>
          </draw:text-box>
        </draw:frame>
        <draw:frame draw:style-name="gr15" draw:text-style-name="P2" draw:layer="layout" svg:width="0.982cm" svg:height="4cm" svg:x="6.896cm" svg:y="9.395cm">
          <draw:text-box>
            <text:p text:style-name="P1"><text:span text:style-name="T4">B</text:span></text:p>
          </draw:text-box>
        </draw:frame>
        <draw:frame draw:style-name="gr15" draw:text-style-name="P2" draw:layer="layout" svg:width="0.982cm" svg:height="4cm" svg:x="6.896cm" svg:y="13.395cm">
          <draw:text-box>
            <text:p text:style-name="P1"><text:span text:style-name="T4">C</text:span></text:p>
          </draw:text-box>
        </draw:frame>
        <draw:frame draw:style-name="gr15" draw:text-style-name="P2" draw:layer="layout" svg:width="0.982cm" svg:height="4cm" svg:x="6.896cm" svg:y="17.395cm">
          <draw:text-box>
            <text:p text:style-name="P1"><text:span text:style-name="T4">D</text:span></text:p>
          </draw:text-box>
        </draw:frame>
        <draw:frame draw:style-name="gr15" draw:text-style-name="P2" draw:layer="layout" svg:width="0.982cm" svg:height="4cm" svg:x="6.896cm" svg:y="21.395cm">
          <draw:text-box>
            <text:p text:style-name="P1"><text:span text:style-name="T4">E</text:span></text:p>
          </draw:text-box>
        </draw:frame>
        <draw:frame draw:style-name="gr15" draw:text-style-name="P2" draw:layer="layout" svg:width="0.982cm" svg:height="4cm" svg:x="6.896cm" svg:y="25.395cm">
          <draw:text-box>
            <text:p text:style-name="P1"><text:span text:style-name="T4">F</text:span></text:p>
          </draw:text-box>
        </draw:frame>
        <draw:frame draw:style-name="gr15" draw:text-style-name="P2" draw:layer="layout" svg:width="0.982cm" svg:height="4cm" svg:x="6.896cm" svg:y="29.395cm">
          <draw:text-box>
            <text:p text:style-name="P1"><text:span text:style-name="T4">G</text:span></text:p>
          </draw:text-box>
        </draw:frame>
        <draw:frame draw:style-name="gr15" draw:text-style-name="P2" draw:layer="layout" svg:width="0.982cm" svg:height="4cm" svg:x="6.896cm" svg:y="33.395cm">
          <draw:text-box>
            <text:p text:style-name="P1"><text:span text:style-name="T4">H</text:span></text:p>
          </draw:text-box>
        </draw:frame>
        <draw:frame draw:style-name="gr15" draw:text-style-name="P2" draw:layer="layout" svg:width="0.982cm" svg:height="4cm" svg:x="6.896cm" svg:y="37.395cm">
          <draw:text-box>
            <text:p text:style-name="P1"><text:span text:style-name="T4">J</text:span></text:p>
          </draw:text-box>
        </draw:frame>
        <draw:frame draw:style-name="gr15" draw:text-style-name="P2" draw:layer="layout" svg:width="0.982cm" svg:height="4cm" svg:x="6.896cm" svg:y="41.395cm">
          <draw:text-box>
            <text:p text:style-name="P1"><text:span text:style-name="T4">K</text:span></text:p>
          </draw:text-box>
        </draw:frame>
        <draw:frame draw:style-name="gr15" draw:text-style-name="P2" draw:layer="layout" svg:width="0.982cm" svg:height="4cm" svg:x="6.896cm" svg:y="45.395cm">
          <draw:text-box>
            <text:p text:style-name="P1"><text:span text:style-name="T4">L</text:span></text:p>
          </draw:text-box>
        </draw:frame>
        <draw:frame draw:style-name="gr15" draw:text-style-name="P2" draw:layer="layout" svg:width="0.982cm" svg:height="4cm" svg:x="6.896cm" svg:y="49.395cm">
          <draw:text-box>
            <text:p text:style-name="P1"><text:span text:style-name="T4">M</text:span></text:p>
          </draw:text-box>
        </draw:frame>
        <draw:line draw:style-name="gr1" draw:layer="layout" svg:x1="6.642cm" svg:y1="57.4cm" svg:x2="7.132cm" svg:y2="57.4cm">
          <text:p/>
        </draw:line>
        <draw:frame draw:style-name="gr15" draw:text-style-name="P2" draw:layer="layout" svg:width="0.982cm" svg:height="4cm" svg:x="6.896cm" svg:y="53.395cm">
          <draw:text-box>
            <text:p text:style-name="P1"><text:span text:style-name="T4">N</text:span></text:p>
          </draw:text-box>
        </draw:frame>
        <draw:line draw:style-name="gr16" draw:layer="layout" svg:x1="7.5cm" svg:y1="3.865cm" svg:x2="79.001cm" svg:y2="3.901cm">
          <text:p/>
        </draw:line>
        <draw:line draw:style-name="gr16" draw:layer="layout" svg:x1="7.527cm" svg:y1="3.9cm" svg:x2="7.527cm" svg:y2="4.497cm">
          <text:p/>
        </draw:line>
        <draw:line draw:style-name="gr16" draw:layer="layout" svg:x1="13cm" svg:y1="3.9cm" svg:x2="13cm" svg:y2="4.497cm">
          <text:p/>
        </draw:line>
        <draw:line draw:style-name="gr16" draw:layer="layout" svg:x1="18.5cm" svg:y1="3.9cm" svg:x2="18.5cm" svg:y2="4.497cm">
          <text:p/>
        </draw:line>
        <draw:line draw:style-name="gr16" draw:layer="layout" svg:x1="24cm" svg:y1="3.9cm" svg:x2="24cm" svg:y2="4.497cm">
          <text:p/>
        </draw:line>
        <draw:line draw:style-name="gr16" draw:layer="layout" svg:x1="29.5cm" svg:y1="3.9cm" svg:x2="29.5cm" svg:y2="4.497cm">
          <text:p/>
        </draw:line>
        <draw:line draw:style-name="gr16" draw:layer="layout" svg:x1="35cm" svg:y1="3.9cm" svg:x2="35cm" svg:y2="4.497cm">
          <text:p/>
        </draw:line>
        <draw:line draw:style-name="gr16" draw:layer="layout" svg:x1="40.5cm" svg:y1="3.9cm" svg:x2="40.5cm" svg:y2="4.497cm">
          <text:p/>
        </draw:line>
        <draw:line draw:style-name="gr16" draw:layer="layout" svg:x1="46cm" svg:y1="3.9cm" svg:x2="46cm" svg:y2="4.497cm">
          <text:p/>
        </draw:line>
        <draw:line draw:style-name="gr16" draw:layer="layout" svg:x1="51.5cm" svg:y1="3.9cm" svg:x2="51.5cm" svg:y2="4.497cm">
          <text:p/>
        </draw:line>
        <draw:line draw:style-name="gr16" draw:layer="layout" svg:x1="57cm" svg:y1="3.9cm" svg:x2="57cm" svg:y2="4.497cm">
          <text:p/>
        </draw:line>
        <draw:line draw:style-name="gr16" draw:layer="layout" svg:x1="62.5cm" svg:y1="3.9cm" svg:x2="62.5cm" svg:y2="4.497cm">
          <text:p/>
        </draw:line>
        <draw:frame draw:style-name="gr17" draw:text-style-name="P2" draw:layer="layout" svg:width="6.327cm" svg:height="1.136cm" svg:x="6.836cm" svg:y="3.81cm">
          <draw:text-box>
            <text:p text:style-name="P1"><text:span text:style-name="T4">01</text:span></text:p>
          </draw:text-box>
        </draw:frame>
        <draw:frame draw:style-name="gr17" draw:text-style-name="P2" draw:layer="layout" svg:width="5.5cm" svg:height="1.136cm" svg:x="13cm" svg:y="3.832cm">
          <draw:text-box>
            <text:p text:style-name="P1"><text:span text:style-name="T4">02</text:span></text:p>
          </draw:text-box>
        </draw:frame>
        <draw:frame draw:style-name="gr17" draw:text-style-name="P2" draw:layer="layout" svg:width="5.5cm" svg:height="1.136cm" svg:x="18.5cm" svg:y="3.81cm">
          <draw:text-box>
            <text:p text:style-name="P1"><text:span text:style-name="T4">03</text:span></text:p>
          </draw:text-box>
        </draw:frame>
        <draw:frame draw:style-name="gr17" draw:text-style-name="P2" draw:layer="layout" svg:width="5.5cm" svg:height="1.136cm" svg:x="24cm" svg:y="3.832cm">
          <draw:text-box>
            <text:p text:style-name="P1"><text:span text:style-name="T4">04</text:span></text:p>
          </draw:text-box>
        </draw:frame>
        <draw:frame draw:style-name="gr17" draw:text-style-name="P2" draw:layer="layout" svg:width="5.5cm" svg:height="1.136cm" svg:x="29.5cm" svg:y="3.81cm">
          <draw:text-box>
            <text:p text:style-name="P1"><text:span text:style-name="T4">05</text:span></text:p>
          </draw:text-box>
        </draw:frame>
        <draw:frame draw:style-name="gr17" draw:text-style-name="P2" draw:layer="layout" svg:width="5.5cm" svg:height="1.136cm" svg:x="35cm" svg:y="3.854cm">
          <draw:text-box>
            <text:p text:style-name="P1"><text:span text:style-name="T4">06</text:span></text:p>
          </draw:text-box>
        </draw:frame>
        <draw:frame draw:style-name="gr17" draw:text-style-name="P2" draw:layer="layout" svg:width="5.5cm" svg:height="1.136cm" svg:x="40.5cm" svg:y="3.81cm">
          <draw:text-box>
            <text:p text:style-name="P1"><text:span text:style-name="T4">07</text:span></text:p>
          </draw:text-box>
        </draw:frame>
        <draw:frame draw:style-name="gr17" draw:text-style-name="P2" draw:layer="layout" svg:width="5.5cm" svg:height="1.136cm" svg:x="46cm" svg:y="3.854cm">
          <draw:text-box>
            <text:p text:style-name="P1"><text:span text:style-name="T4">08</text:span></text:p>
          </draw:text-box>
        </draw:frame>
        <draw:frame draw:style-name="gr17" draw:text-style-name="P2" draw:layer="layout" svg:width="5.5cm" svg:height="1.136cm" svg:x="51.5cm" svg:y="3.832cm">
          <draw:text-box>
            <text:p text:style-name="P1"><text:span text:style-name="T4">09</text:span></text:p>
          </draw:text-box>
        </draw:frame>
        <draw:frame draw:style-name="gr17" draw:text-style-name="P2" draw:layer="layout" svg:width="5.5cm" svg:height="1.136cm" svg:x="57cm" svg:y="3.832cm">
          <draw:text-box>
            <text:p text:style-name="P1"><text:span text:style-name="T4">10</text:span></text:p>
          </draw:text-box>
        </draw:frame>
        <draw:frame draw:style-name="gr17" draw:text-style-name="P2" draw:layer="layout" svg:width="5.5cm" svg:height="1.136cm" svg:x="62.5cm" svg:y="3.854cm">
          <draw:text-box>
            <text:p text:style-name="P1"><text:span text:style-name="T4">11</text:span></text:p>
          </draw:text-box>
        </draw:frame>
        <draw:line draw:style-name="gr16" draw:layer="layout" svg:x1="68cm" svg:y1="3.9cm" svg:x2="68cm" svg:y2="4.497cm">
          <text:p/>
        </draw:line>
        <draw:g>
          <draw:g>
            <draw:polygon draw:style-name="gr9" draw:layer="layout" svg:width="5.5cm" svg:height="4cm" svg:x="13cm" svg:y="13.4cm" svg:viewBox="0 0 5501 4001" draw:points="0,4001 5501,4001 5501,0 0,0">
              <text:p/>
            </draw:polygon>
            <draw:polygon draw:style-name="gr18" draw:layer="layout" svg:width="5.5cm" svg:height="4cm" svg:x="13cm" svg:y="13.4cm" svg:viewBox="0 0 5501 4001" draw:points="0,4001 5501,4001 5501,0 0,0">
              <text:p/>
            </draw:polygon>
          </draw:g>
          <draw:frame draw:style-name="gr19" draw:text-style-name="P2" draw:layer="layout" svg:width="5.5cm" svg:height="4cm" svg:x="13cm" svg:y="13.4cm">
            <draw:text-box>
              <text:p text:style-name="P1"><text:span text:style-name="T5">Подобрать список лекарственных препаратов</text:span></text:p>
            </draw:text-box>
          </draw:frame>
        </draw:g>
        <draw:g>
          <draw:g>
            <draw:polygon draw:style-name="gr9" draw:layer="layout" svg:width="5.5cm" svg:height="4cm" svg:x="24cm" svg:y="17.4cm" svg:viewBox="0 0 5501 4001" draw:points="0,4001 5501,4001 5501,0 0,0">
              <text:p/>
            </draw:polygon>
            <draw:polygon draw:style-name="gr18" draw:layer="layout" svg:width="5.5cm" svg:height="4cm" svg:x="24cm" svg:y="17.4cm" svg:viewBox="0 0 5501 4001" draw:points="0,4001 5501,4001 5501,0 0,0">
              <text:p/>
            </draw:polygon>
          </draw:g>
          <draw:frame draw:style-name="gr19" draw:text-style-name="P2" draw:layer="layout" svg:width="5.5cm" svg:height="4cm" svg:x="24cm" svg:y="17.4cm">
            <draw:text-box>
              <text:p text:style-name="P1"><text:span text:style-name="T5">Проверить условия транзакции</text:span></text:p>
            </draw:text-box>
          </draw:frame>
        </draw:g>
        <draw:g>
          <draw:g>
            <draw:polygon draw:style-name="gr9" draw:layer="layout" svg:width="5.5cm" svg:height="4cm" svg:x="46cm" svg:y="25.4cm" svg:viewBox="0 0 5501 4001" draw:points="0,4001 5501,4001 5501,0 0,0">
              <text:p/>
            </draw:polygon>
            <draw:polygon draw:style-name="gr18" draw:layer="layout" svg:width="5.5cm" svg:height="4cm" svg:x="46cm" svg:y="25.4cm" svg:viewBox="0 0 5501 4001" draw:points="0,4001 5501,4001 5501,0 0,0">
              <text:p/>
            </draw:polygon>
          </draw:g>
          <draw:frame draw:style-name="gr19" draw:text-style-name="P2" draw:layer="layout" svg:width="5.5cm" svg:height="4cm" svg:x="46cm" svg:y="25.4cm">
            <draw:text-box>
              <text:p text:style-name="P1"><text:span text:style-name="T5">Выполнить транзакцию</text:span></text:p>
            </draw:text-box>
          </draw:frame>
        </draw:g>
        <draw:g>
          <draw:g>
            <draw:polygon draw:style-name="gr9" draw:layer="layout" svg:width="5.5cm" svg:height="4cm" svg:x="35cm" svg:y="21.4cm" svg:viewBox="0 0 5501 4001" draw:points="0,4001 5501,4001 5501,0 0,0">
              <text:p/>
            </draw:polygon>
            <draw:polygon draw:style-name="gr18" draw:layer="layout" svg:width="5.5cm" svg:height="4cm" svg:x="35cm" svg:y="21.4cm" svg:viewBox="0 0 5501 4001" draw:points="0,4001 5501,4001 5501,0 0,0">
              <text:p/>
            </draw:polygon>
          </draw:g>
          <draw:frame draw:style-name="gr19" draw:text-style-name="P2" draw:layer="layout" svg:width="5.5cm" svg:height="4cm" svg:x="35cm" svg:y="21.4cm">
            <draw:text-box>
              <text:p text:style-name="P1"><text:span text:style-name="T5">Структурировать </text:span></text:p>
              <text:p text:style-name="P1"><text:span text:style-name="T5">информацию</text:span></text:p>
            </draw:text-box>
          </draw:frame>
        </draw:g>
        <draw:g>
          <draw:g>
            <draw:polygon draw:style-name="gr9" draw:layer="layout" svg:width="5.5cm" svg:height="3.926cm" svg:x="57cm" svg:y="29.4cm" svg:viewBox="0 0 5501 3927" draw:points="0,3927 5501,3927 5501,0 0,0">
              <text:p/>
            </draw:polygon>
            <draw:polygon draw:style-name="gr18" draw:layer="layout" svg:width="5.5cm" svg:height="3.926cm" svg:x="57cm" svg:y="29.4cm" svg:viewBox="0 0 5501 3927" draw:points="0,3927 5501,3927 5501,0 0,0">
              <text:p/>
            </draw:polygon>
          </draw:g>
          <draw:frame draw:style-name="gr20" draw:text-style-name="P2" draw:layer="layout" svg:width="5.5cm" svg:height="3.926cm" svg:x="57cm" svg:y="29.4cm">
            <draw:text-box>
              <text:p text:style-name="P1"><text:span text:style-name="T5">Подтвердить операцию</text:span></text:p>
            </draw:text-box>
          </draw:frame>
        </draw:g>
        <draw:frame draw:style-name="gr21" draw:text-style-name="P2" draw:layer="layout" svg:width="5cm" svg:height="2.161cm" svg:x="8.017cm" svg:y="10.795cm">
          <draw:text-box>
            <text:p text:style-name="P1"><text:span text:style-name="T6">Базы данных парника</text:span></text:p>
          </draw:text-box>
        </draw:frame>
        <draw:polyline draw:style-name="gr22" draw:layer="layout" svg:width="5.5cm" svg:height="4cm" svg:x="18.5cm" svg:y="15.4cm" svg:viewBox="0 0 5501 4001" draw:points="5501,4001 1632,4001 1632,0 0,0">
          <text:p/>
        </draw:polyline>
        <draw:polyline draw:style-name="gr22" draw:layer="layout" svg:width="5.5cm" svg:height="4cm" svg:x="29.5cm" svg:y="19.4cm" svg:viewBox="0 0 5501 4001" draw:points="5501,4001 1501,4001 1501,0 0,0">
          <text:p/>
        </draw:polyline>
        <draw:polyline draw:style-name="gr22" draw:layer="layout" svg:width="5.5cm" svg:height="4.037cm" svg:x="62.5cm" svg:y="31.363cm" svg:viewBox="0 0 5501 4038" draw:points="5501,4038 2404,4038 2404,0 0,0">
          <text:p/>
        </draw:polyline>
        <draw:g>
          <draw:polygon draw:style-name="gr9" draw:layer="layout" svg:width="1.5cm" svg:height="0.583cm" svg:x="13.25cm" svg:y="13.108cm" svg:viewBox="0 0 1501 584" draw:points="0,584 1501,584 1501,0 0,0">
            <text:p/>
          </draw:polygon>
          <draw:frame draw:style-name="gr23" draw:text-style-name="P2" draw:layer="layout" svg:width="1.5cm" svg:height="1.222cm" svg:x="13.25cm" svg:y="12.788cm">
            <draw:text-box>
              <text:p text:style-name="P1"><text:span text:style-name="T6">C02</text:span></text:p>
            </draw:text-box>
          </draw:frame>
        </draw:g>
        <draw:g>
          <draw:polygon draw:style-name="gr9" draw:layer="layout" svg:width="1.792cm" svg:height="0.583cm" svg:x="24.208cm" svg:y="17.108cm" svg:viewBox="0 0 1793 584" draw:points="0,584 1793,584 1793,0 0,0">
            <text:p/>
          </draw:polygon>
          <draw:frame draw:style-name="gr23" draw:text-style-name="P2" draw:layer="layout" svg:width="1.792cm" svg:height="1.222cm" svg:x="24.208cm" svg:y="16.788cm">
            <draw:text-box>
              <text:p text:style-name="P1"><text:span text:style-name="T6">D04</text:span></text:p>
            </draw:text-box>
          </draw:frame>
        </draw:g>
        <draw:frame draw:style-name="gr24" draw:text-style-name="P2" draw:layer="layout" svg:width="5.75cm" svg:height="2.454cm" svg:x="15.522cm" svg:y="53.975cm">
          <draw:text-box>
            <text:p text:style-name="P1"><text:span text:style-name="T6">Пользователь</text:span></text:p>
          </draw:text-box>
        </draw:frame>
        <draw:frame draw:style-name="gr25" draw:text-style-name="P6" draw:layer="layout" svg:width="6.331cm" svg:height="4.978cm" svg:x="42.227cm" svg:y="52.489cm">
          <draw:text-box>
            <text:p text:style-name="P1"><text:span text:style-name="T6">Система управления акциями инвестиционного фонда</text:span></text:p>
          </draw:text-box>
        </draw:frame>
        <draw:polyline draw:style-name="gr22" draw:layer="layout" svg:width="5.5cm" svg:height="3.963cm" svg:x="51.5cm" svg:y="27.4cm" svg:viewBox="0 0 5501 3964" draw:points="5501,3964 2500,3964 2500,0 0,0">
          <text:p/>
        </draw:polyline>
        <draw:g>
          <draw:g>
            <draw:polygon draw:style-name="gr9" draw:layer="layout" svg:width="5.5cm" svg:height="4cm" svg:x="68cm" svg:y="33.4cm" svg:viewBox="0 0 5501 4001" draw:points="0,4001 5501,4001 5501,0 0,0">
              <text:p/>
            </draw:polygon>
            <draw:polygon draw:style-name="gr18" draw:layer="layout" svg:width="5.5cm" svg:height="4cm" svg:x="68cm" svg:y="33.4cm" svg:viewBox="0 0 5501 4001" draw:points="0,4001 5501,4001 5501,0 0,0">
              <text:p/>
            </draw:polygon>
          </draw:g>
          <draw:frame draw:style-name="gr19" draw:text-style-name="P2" draw:layer="layout" svg:width="5.5cm" svg:height="4cm" svg:x="68cm" svg:y="33.4cm">
            <draw:text-box>
              <text:p text:style-name="P1"><text:span text:style-name="T7">Обновить аналитические данные</text:span></text:p>
            </draw:text-box>
          </draw:frame>
        </draw:g>
        <draw:frame draw:style-name="gr17" draw:text-style-name="P2" draw:layer="layout" svg:width="5.566cm" svg:height="1.136cm" svg:x="67.934cm" svg:y="3.832cm">
          <draw:text-box>
            <text:p text:style-name="P1"><text:span text:style-name="T4">12</text:span></text:p>
          </draw:text-box>
        </draw:frame>
        <draw:frame draw:style-name="gr17" draw:text-style-name="P2" draw:layer="layout" svg:width="5.5cm" svg:height="1.136cm" svg:x="73.5cm" svg:y="3.885cm">
          <draw:text-box>
            <text:p text:style-name="P1"><text:span text:style-name="T4">13</text:span></text:p>
          </draw:text-box>
        </draw:frame>
        <draw:g>
          <draw:polygon draw:style-name="gr9" draw:layer="layout" svg:width="1.783cm" svg:height="0.592cm" svg:x="46.109cm" svg:y="25.104cm" svg:viewBox="0 0 1784 593" draw:points="0,593 1784,593 1784,0 0,0">
            <text:p/>
          </draw:polygon>
          <draw:frame draw:style-name="gr23" draw:text-style-name="P2" draw:layer="layout" svg:width="1.783cm" svg:height="1.222cm" svg:x="46.109cm" svg:y="24.789cm">
            <draw:text-box>
              <text:p text:style-name="P1"><text:span text:style-name="T6">F08</text:span></text:p>
            </draw:text-box>
          </draw:frame>
        </draw:g>
        <draw:g>
          <draw:polygon draw:style-name="gr9" draw:layer="layout" svg:width="1.783cm" svg:height="0.583cm" svg:x="57.217cm" svg:y="29.108cm" svg:viewBox="0 0 1784 584" draw:points="0,584 1784,584 1784,0 0,0">
            <text:p/>
          </draw:polygon>
          <draw:frame draw:style-name="gr23" draw:text-style-name="P2" draw:layer="layout" svg:width="1.783cm" svg:height="1.222cm" svg:x="57.217cm" svg:y="28.788cm">
            <draw:text-box>
              <text:p text:style-name="P1"><text:span text:style-name="T6">G10</text:span></text:p>
            </draw:text-box>
          </draw:frame>
        </draw:g>
        <draw:g>
          <draw:polygon draw:style-name="gr9" draw:layer="layout" svg:width="1.641cm" svg:height="0.583cm" svg:x="68.179cm" svg:y="33.108cm" svg:viewBox="0 0 1642 584" draw:points="0,584 1642,584 1642,0 0,0">
            <text:p/>
          </draw:polygon>
          <draw:frame draw:style-name="gr23" draw:text-style-name="P2" draw:layer="layout" svg:width="1.641cm" svg:height="1.222cm" svg:x="68.179cm" svg:y="32.788cm">
            <draw:text-box>
              <text:p text:style-name="P1"><text:span text:style-name="T6">H12</text:span></text:p>
            </draw:text-box>
          </draw:frame>
        </draw:g>
        <draw:polyline draw:style-name="gr26" draw:layer="layout" svg:width="0cm" svg:height="39.999cm" svg:x="14.5cm" svg:y="17.4cm" svg:viewBox="0 0 0 40000" draw:points="0,40000 0,28461 0,13076 0,0">
          <text:p/>
        </draw:polyline>
        <draw:polyline draw:style-name="gr27" draw:layer="layout" svg:width="0.107cm" svg:height="7cm" svg:x="69.5cm" svg:y="37.4cm" svg:viewBox="0 0 108 7001" draw:points="0,7001 30,4981 73,2288 108,0">
          <text:p/>
        </draw:polyline>
        <draw:polyline draw:style-name="gr26" draw:layer="layout" svg:width="0cm" svg:height="27.999cm" svg:x="50cm" svg:y="29.4cm" svg:viewBox="0 0 0 28000" draw:points="0,28000 0,19923 0,9153 0,0">
          <text:p/>
        </draw:polyline>
        <draw:polyline draw:style-name="gr27" draw:layer="layout" svg:width="0.026cm" svg:height="21.906cm" svg:x="36.5cm" svg:y="25.4cm" svg:viewBox="0 0 27 21907" draw:points="0,21907 8,15588 17,7161 27,0">
          <text:p/>
        </draw:polyline>
        <draw:polyline draw:style-name="gr27" draw:layer="layout" svg:width="0cm" svg:height="25.906cm" svg:x="25.5cm" svg:y="21.4cm" svg:viewBox="0 0 0 25907" draw:points="0,25907 0,18433 0,8469 0,0">
          <text:p/>
        </draw:polyline>
        <draw:frame draw:style-name="gr25" draw:text-style-name="P6" draw:layer="layout" svg:width="5.398cm" svg:height="4.978cm" svg:x="21.272cm" svg:y="10.795cm">
          <draw:text-box>
            <text:p text:style-name="P1"><text:span text:style-name="T6">Данные о необходимой транзакции</text:span></text:p>
          </draw:text-box>
        </draw:frame>
        <draw:frame draw:style-name="gr28" draw:text-style-name="P6" draw:layer="layout" svg:width="5.465cm" svg:height="3.1cm" svg:x="32cm" svg:y="16.85cm">
          <draw:text-box>
            <text:p text:style-name="P1"><text:span text:style-name="T6">Подтверждение запроса на транзакцию</text:span></text:p>
          </draw:text-box>
        </draw:frame>
        <draw:frame draw:style-name="gr28" draw:text-style-name="P2" draw:layer="layout" svg:width="6.5cm" svg:height="3.1cm" svg:x="41.76cm" svg:y="18.732cm">
          <draw:text-box>
            <text:p text:style-name="P1"><text:span text:style-name="T6">Структурированная информация о транзакции</text:span></text:p>
          </draw:text-box>
        </draw:frame>
        <draw:frame draw:style-name="gr13" draw:text-style-name="P2" draw:layer="layout" svg:width="5.3cm" svg:height="2.5cm" svg:x="53.5cm" svg:y="24.649cm">
          <draw:text-box>
            <text:p text:style-name="P1"><text:span text:style-name="T6">Выполненная транзакция</text:span></text:p>
          </draw:text-box>
        </draw:frame>
        <draw:frame draw:style-name="gr29" draw:text-style-name="P2" draw:layer="layout" svg:width="4.25cm" svg:height="3cm" svg:x="65.6cm" svg:y="27.94cm">
          <draw:text-box>
            <text:p text:style-name="P1"><text:span text:style-name="T6">Данные для аналитики</text:span></text:p>
          </draw:text-box>
        </draw:frame>
        <draw:g>
          <draw:polygon draw:style-name="gr9" draw:layer="layout" svg:width="1.542cm" svg:height="0.583cm" svg:x="35cm" svg:y="21.108cm" svg:viewBox="0 0 1543 584" draw:points="0,584 1543,584 1543,0 0,0">
            <text:p/>
          </draw:polygon>
          <draw:frame draw:style-name="gr23" draw:text-style-name="P2" draw:layer="layout" svg:width="1.542cm" svg:height="1.222cm" svg:x="35cm" svg:y="20.788cm">
            <draw:text-box>
              <text:p text:style-name="P1"><text:span text:style-name="T6">E06</text:span></text:p>
            </draw:text-box>
          </draw:frame>
        </draw:g>
        <draw:line draw:style-name="gr27" draw:layer="layout" svg:x1="73.5cm" svg:y1="35.4cm" svg:x2="79.125cm" svg:y2="35.4cm">
          <text:p/>
        </draw:line>
        <draw:line draw:style-name="gr27" draw:layer="layout" svg:x1="16cm" svg:y1="5.4cm" svg:x2="16cm" svg:y2="13.399cm">
          <text:p/>
        </draw:line>
        <draw:line draw:style-name="gr18" draw:layer="layout" svg:x1="16cm" svg:y1="7.4cm" svg:x2="70.483cm" svg:y2="7.4cm">
          <text:p/>
        </draw:line>
        <draw:line draw:style-name="gr22" draw:layer="layout" svg:x1="70.5cm" svg:y1="33.399cm" svg:x2="70.5cm" svg:y2="7.4cm">
          <text:p/>
        </draw:line>
        <draw:line draw:style-name="gr22" draw:layer="layout" svg:x1="48.71cm" svg:y1="25.464cm" svg:x2="48.71cm" svg:y2="7.561cm">
          <text:p/>
        </draw:line>
        <draw:line draw:style-name="gr22" draw:layer="layout" svg:x1="37.793cm" svg:y1="21.464cm" svg:x2="37.793cm" svg:y2="7.4cm">
          <text:p/>
        </draw:line>
        <draw:line draw:style-name="gr22" draw:layer="layout" svg:x1="27cm" svg:y1="17.4cm" svg:x2="27cm" svg:y2="7.4cm">
          <text:p/>
        </draw:line>
        <draw:line draw:style-name="gr27" draw:layer="layout" svg:x1="28cm" svg:y1="5.4cm" svg:x2="28cm" svg:y2="17.367cm">
          <text:p/>
        </draw:line>
        <draw:line draw:style-name="gr18" draw:layer="layout" svg:x1="71.5cm" svg:y1="8.465cm" svg:x2="17cm" svg:y2="8.465cm">
          <text:p/>
        </draw:line>
        <draw:line draw:style-name="gr22" draw:layer="layout" svg:x1="17cm" svg:y1="13.347cm" svg:x2="17cm" svg:y2="8.465cm">
          <text:p/>
        </draw:line>
        <draw:line draw:style-name="gr27" draw:layer="layout" svg:x1="49.774cm" svg:y1="8.561cm" svg:x2="49.774cm" svg:y2="25.452cm">
          <text:p/>
        </draw:line>
        <draw:line draw:style-name="gr22" draw:layer="layout" svg:x1="60cm" svg:y1="29.399cm" svg:x2="60cm" svg:y2="7.4cm">
          <text:p/>
        </draw:line>
        <draw:line draw:style-name="gr22" draw:layer="layout" svg:x1="71.5cm" svg:y1="33.4cm" svg:x2="71.5cm" svg:y2="8.465cm">
          <text:p/>
        </draw:line>
        <draw:line draw:style-name="gr27" draw:layer="layout" svg:x1="40cm" svg:y1="5.4cm" svg:x2="40cm" svg:y2="21.399cm">
          <text:p/>
        </draw:line>
        <draw:line draw:style-name="gr18" draw:layer="layout" svg:x1="72.499cm" svg:y1="9.4cm" svg:x2="18cm" svg:y2="9.4cm">
          <text:p/>
        </draw:line>
        <draw:line draw:style-name="gr27" draw:layer="layout" svg:x1="18cm" svg:y1="9.4cm" svg:x2="18cm" svg:y2="13.335cm">
          <text:p/>
        </draw:line>
        <draw:line draw:style-name="gr22" draw:layer="layout" svg:x1="29cm" svg:y1="17.367cm" svg:x2="29cm" svg:y2="9.4cm">
          <text:p/>
        </draw:line>
        <draw:line draw:style-name="gr27" draw:layer="layout" svg:x1="72.5cm" svg:y1="9.4cm" svg:x2="72.5cm" svg:y2="33.399cm">
          <text:p/>
        </draw:line>
        <draw:line draw:style-name="gr27" draw:layer="layout" svg:x1="51cm" svg:y1="9.561cm" svg:x2="51cm" svg:y2="25.399cm">
          <text:p/>
        </draw:line>
        <draw:line draw:style-name="gr27" draw:layer="layout" svg:x1="62cm" svg:y1="9.4cm" svg:x2="62cm" svg:y2="29.4cm">
          <text:p/>
        </draw:line>
        <draw:line draw:style-name="gr27" draw:layer="layout" svg:x1="61cm" svg:y1="8.465cm" svg:x2="61cm" svg:y2="29.4cm">
          <text:p/>
        </draw:line>
        <draw:frame draw:style-name="gr30" draw:text-style-name="P6" draw:layer="layout" svg:width="7.62cm" svg:height="3.944cm" svg:x="7.937cm" svg:y="5.715cm">
          <draw:text-box>
            <text:p text:style-name="P1"><text:span text:style-name="T6">Методология по лечению сельскохозяйственных культур</text:span></text:p>
          </draw:text-box>
        </draw:frame>
        <draw:frame draw:style-name="gr21" draw:text-style-name="P6" draw:layer="layout" svg:width="4.955cm" svg:height="2.161cm" svg:x="21.272cm" svg:y="4.849cm">
          <draw:text-box>
            <text:p text:style-name="P1"><text:span text:style-name="T6">Регуляторные требования</text:span></text:p>
          </draw:text-box>
        </draw:frame>
        <draw:frame draw:style-name="gr30" draw:text-style-name="P6" draw:layer="layout" svg:width="9.525cm" svg:height="3.944cm" svg:x="41.275cm" svg:y="4.085cm">
          <draw:text-box>
            <text:p text:style-name="P1"><text:span text:style-name="T6">Руководства по применению лекарственных препаратов</text:span></text:p>
          </draw:text-box>
        </draw:frame>
        <draw:line draw:style-name="gr26" draw:layer="layout" svg:x1="7.594cm" svg:y1="16.4cm" svg:x2="13cm" svg:y2="16.4cm">
          <text:p/>
        </draw:line>
        <draw:line draw:style-name="gr18" draw:layer="layout" svg:x1="10.5cm" svg:y1="16.432cm" svg:x2="10.629cm" svg:y2="36.812cm">
          <text:p/>
        </draw:line>
        <draw:line draw:style-name="gr22" draw:layer="layout" svg:x1="67.999cm" svg:y1="36.812cm" svg:x2="10.629cm" svg:y2="36.812cm">
          <text:p/>
        </draw:line>
        <draw:line draw:style-name="gr22" draw:layer="layout" svg:x1="56.87cm" svg:y1="32.407cm" svg:x2="10.6cm" svg:y2="32.407cm">
          <text:p/>
        </draw:line>
        <draw:line draw:style-name="gr22" draw:layer="layout" svg:x1="46.032cm" svg:y1="28.413cm" svg:x2="10.575cm" svg:y2="28.413cm">
          <text:p/>
        </draw:line>
        <draw:line draw:style-name="gr22" draw:layer="layout" svg:x1="24.001cm" svg:y1="20.4cm" svg:x2="10.525cm" svg:y2="20.427cm">
          <text:p/>
        </draw:line>
        <draw:line draw:style-name="gr22" draw:layer="layout" svg:x1="35.001cm" svg:y1="24.4cm" svg:x2="10.55cm" svg:y2="24.421cm">
          <text:p/>
        </draw:line>
        <draw:frame draw:style-name="gr28" draw:text-style-name="P2" draw:layer="layout" svg:width="4.5cm" svg:height="3.1cm" svg:x="8.25cm" svg:y="38.5cm">
          <draw:text-box>
            <text:p text:style-name="P1"><text:span text:style-name="T6">Желание совершить транзакцию</text:span></text:p>
          </draw:text-box>
        </draw:frame>
        <draw:line draw:style-name="gr27" draw:layer="layout" svg:x1="61cm" svg:y1="47.399cm" svg:x2="61cm" svg:y2="33.326cm">
          <text:p/>
        </draw:line>
        <draw:frame draw:style-name="gr10" draw:text-style-name="P2" draw:layer="layout" svg:width="7.5cm" svg:height="1.5cm" svg:x="73.977cm" svg:y="32.385cm">
          <draw:text-box>
            <text:p text:style-name="P1"><text:span text:style-name="T6">Результат транзакции</text:span></text:p>
          </draw:text-box>
        </draw:frame>
        <draw:polyline draw:style-name="gr22" draw:layer="layout" svg:width="5.5cm" svg:height="4cm" svg:x="40.5cm" svg:y="23.4cm" svg:viewBox="0 0 5501 4001" draw:points="5501,4001 2339,4001 2339,0 0,0">
          <text:p/>
        </draw:polyline>
        <draw:frame draw:style-name="gr11" draw:text-style-name="P2" draw:layer="layout" svg:width="2.3cm" svg:height="0.71cm" svg:x="66.731cm" svg:y="58.27cm">
          <draw:text-box>
            <text:p text:style-name="P3"><text:span text:style-name="T1">Кабак</text:span></text:p>
          </draw:text-box>
        </draw:frame>
        <draw:frame draw:style-name="gr11" draw:text-style-name="P2" draw:layer="layout" svg:width="2.4cm" svg:height="0.71cm" svg:x="66.694cm" svg:y="56.807cm">
          <draw:text-box>
            <text:p text:style-name="P3"><text:span text:style-name="T1">Кабак</text:span></text:p>
          </draw:text-box>
        </draw:frame>
        <draw:line draw:style-name="gr22" draw:layer="layout" svg:x1="39cm" svg:y1="21.453cm" svg:x2="39cm" svg:y2="8.465cm">
          <text:p/>
        </draw:line>
        <draw:line draw:style-name="gr16" draw:layer="layout" svg:x1="73.5cm" svg:y1="3.9cm" svg:x2="73.5cm" svg:y2="4.497cm">
          <text:p/>
        </draw:line>
        <draw:line draw:style-name="gr16" draw:layer="layout" svg:x1="79cm" svg:y1="3.857cm" svg:x2="79cm" svg:y2="4.499cm">
          <text:p/>
        </draw:line>
        <draw:line draw:style-name="gr18" draw:layer="layout" svg:x1="60.999cm" svg:y1="47.4cm" svg:x2="25.4cm" svg:y2="47.307cm">
          <text:p/>
        </draw:line>
        <draw:line draw:style-name="gr31" draw:layer="layout" svg:x1="13cm" svg:y1="14.4cm" svg:x2="7.563cm" svg:y2="14.4cm">
          <text:p/>
        </draw:line>
        <draw:polyline draw:style-name="gr18" draw:layer="layout" svg:width="2cm" svg:height="1.5cm" svg:x="31cm" svg:y="19.107cm" svg:viewBox="0 0 2001 1501" draw:points="0,1501 1288,836 712,665 2001,0">
          <text:p/>
        </draw:polyline>
        <draw:polyline draw:style-name="gr18" draw:layer="layout" svg:width="1.441cm" svg:height="1.441cm" svg:x="20.235cm" svg:y="14.042cm" svg:viewBox="0 0 1442 1442" draw:points="0,1442 994,788 447,653 1442,0">
          <text:p/>
        </draw:polyline>
        <draw:polyline draw:style-name="gr18" draw:layer="layout" svg:width="0.481cm" svg:height="1.647cm" svg:x="9.26cm" svg:y="12.753cm" svg:viewBox="0 0 482 1648" draw:points="241,1648 482,705 0,942 241,0">
          <text:p/>
        </draw:polyline>
        <draw:polyline draw:style-name="gr18" draw:layer="layout" svg:width="0.481cm" svg:height="1.647cm" svg:x="10.26cm" svg:y="36.753cm" svg:viewBox="0 0 482 1648" draw:points="241,1648 482,705 0,942 241,0">
          <text:p/>
        </draw:polyline>
        <draw:polyline draw:style-name="gr32" draw:layer="layout" svg:width="1.362cm" svg:height="1.362cm" svg:x="14.486cm" svg:y="55.538cm" svg:viewBox="0 0 1363 1363" draw:points="0,1363 949,754 413,608 1363,0">
          <text:p/>
        </draw:polyline>
        <draw:polyline draw:style-name="gr32" draw:layer="layout" svg:width="1.463cm" svg:height="1.463cm" svg:x="48.537cm" svg:y="55.437cm" svg:viewBox="0 0 1464 1464" draw:points="1464,1464 797,458 667,1006 0,0">
          <text:p/>
        </draw:polyline>
        <draw:polyline draw:style-name="gr18" draw:layer="layout" svg:width="1.463cm" svg:height="1.463cm" svg:x="76cm" svg:y="33.937cm" svg:viewBox="0 0 1464 1464" draw:points="1464,1464 797,458 667,1006 0,0">
          <text:p/>
        </draw:polyline>
        <draw:polyline draw:style-name="gr18" draw:layer="layout" svg:width="1.363cm" svg:height="1.363cm" svg:x="64.931cm" svg:y="30.706cm" svg:viewBox="0 0 1364 1364" draw:points="0,1364 949,755 414,609 1364,0">
          <text:p/>
        </draw:polyline>
        <draw:polyline draw:style-name="gr18" draw:layer="layout" svg:width="1.191cm" svg:height="1.191cm" svg:x="54cm" svg:y="27.572cm" svg:viewBox="0 0 1192 1192" draw:points="0,1192 851,681 341,511 1192,0">
          <text:p/>
        </draw:polyline>
        <draw:polyline draw:style-name="gr18" draw:layer="layout" svg:width="1.155cm" svg:height="1.155cm" svg:x="42.5cm" svg:y="22.245cm" svg:viewBox="0 0 1156 1156" draw:points="0,1156 831,665 325,490 1156,0">
          <text:p/>
        </draw:polyline>
        <draw:polyline draw:style-name="gr18" draw:layer="layout" svg:width="1.702cm" svg:height="0.481cm" svg:x="14.172cm" svg:y="7.302cm" svg:viewBox="0 0 1703 482" draw:points="0,241 973,482 730,0 1703,241">
          <text:p/>
        </draw:polyline>
        <draw:polyline draw:style-name="gr18" draw:layer="layout" svg:width="1.691cm" svg:height="0.481cm" svg:x="26.172cm" svg:y="5.66cm" svg:viewBox="0 0 1692 482" draw:points="0,241 967,482 725,0 1692,241">
          <text:p/>
        </draw:polyline>
        <draw:polyline draw:style-name="gr18" draw:layer="layout" svg:width="1.897cm" svg:height="0.481cm" svg:x="40cm" svg:y="6.16cm" svg:viewBox="0 0 1898 482" draw:points="1898,241 813,0 1084,482 0,241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25:11.02</dc:date>
    <meta:creation-date>2023-06-03T08:49:45Z</meta:creation-date>
    <meta:generator>OpenOffice/4.1.15$Win32 OpenOffice.org_project/4115m2$Build-9813</meta:generator>
    <meta:editing-duration>PT23M51S</meta:editing-duration>
    <meta:editing-cycles>18</meta:editing-cycles>
    <dc:creator>Thomas Charester</dc:creator>
    <meta:document-statistic meta:object-count="288"/>
  </office:meta>
</office:document-meta>
</file>